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4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27.3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?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9:Sheet1.C19 Sheet1.C24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1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3:Sheet1.C2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  <calcext:conditional-format calcext:target-range-address="Sheet1.C16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8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00:39:50.0612232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3-28T02:46:33.260641152</dc:date>
    <meta:editing-duration>PT10H50M40S</meta:editing-duration>
    <meta:editing-cycles>63</meta:editing-cycles>
    <meta:generator>LibreOffice/7.3.1.3$Linux_X86_64 LibreOffice_project/30$Build-3</meta:generator>
    <meta:document-statistic meta:table-count="1" meta:cell-count="195" meta:object-count="0"/>
  </office:meta>
</office:document-meta>
</file>